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14.07mm" svg:height="141.04mm" svg:x="1919.25mm" svg:y="33.2mm">
            <loext:p draw:notify-on-update-of-ranges="merge_obj.A3:merge_obj.CW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9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5"/>
        </table:table-row>
        <table:table-row table:style-name="ro1">
          <table:table-cell office:value-type="float" office:value="698383000" calcext:value-type="float">
            <text:p>698383000</text:p>
          </table:table-cell>
          <table:table-cell office:value-type="float" office:value="699855000" calcext:value-type="float">
            <text:p>699855000</text:p>
          </table:table-cell>
          <table:table-cell office:value-type="float" office:value="700531000" calcext:value-type="float">
            <text:p>700531000</text:p>
          </table:table-cell>
          <table:table-cell office:value-type="float" office:value="698032000" calcext:value-type="float">
            <text:p>698032000</text:p>
          </table:table-cell>
          <table:table-cell office:value-type="float" office:value="696005000" calcext:value-type="float">
            <text:p>696005000</text:p>
          </table:table-cell>
          <table:table-cell office:value-type="float" office:value="701473000" calcext:value-type="float">
            <text:p>701473000</text:p>
          </table:table-cell>
          <table:table-cell office:value-type="float" office:value="696544000" calcext:value-type="float">
            <text:p>696544000</text:p>
          </table:table-cell>
          <table:table-cell office:value-type="float" office:value="695427000" calcext:value-type="float">
            <text:p>695427000</text:p>
          </table:table-cell>
          <table:table-cell office:value-type="float" office:value="698212000" calcext:value-type="float">
            <text:p>698212000</text:p>
          </table:table-cell>
          <table:table-cell office:value-type="float" office:value="699028000" calcext:value-type="float">
            <text:p>699028000</text:p>
          </table:table-cell>
          <table:table-cell office:value-type="float" office:value="695225000" calcext:value-type="float">
            <text:p>695225000</text:p>
          </table:table-cell>
          <table:table-cell office:value-type="float" office:value="697598000" calcext:value-type="float">
            <text:p>697598000</text:p>
          </table:table-cell>
          <table:table-cell office:value-type="float" office:value="698748000" calcext:value-type="float">
            <text:p>698748000</text:p>
          </table:table-cell>
          <table:table-cell office:value-type="float" office:value="696893000" calcext:value-type="float">
            <text:p>696893000</text:p>
          </table:table-cell>
          <table:table-cell office:value-type="float" office:value="697423000" calcext:value-type="float">
            <text:p>697423000</text:p>
          </table:table-cell>
          <table:table-cell office:value-type="float" office:value="697462000" calcext:value-type="float">
            <text:p>697462000</text:p>
          </table:table-cell>
          <table:table-cell office:value-type="float" office:value="696806000" calcext:value-type="float">
            <text:p>696806000</text:p>
          </table:table-cell>
          <table:table-cell office:value-type="float" office:value="698062000" calcext:value-type="float">
            <text:p>698062000</text:p>
          </table:table-cell>
          <table:table-cell office:value-type="float" office:value="696825000" calcext:value-type="float">
            <text:p>696825000</text:p>
          </table:table-cell>
          <table:table-cell office:value-type="float" office:value="701776000" calcext:value-type="float">
            <text:p>701776000</text:p>
          </table:table-cell>
          <table:table-cell office:value-type="float" office:value="696286000" calcext:value-type="float">
            <text:p>696286000</text:p>
          </table:table-cell>
          <table:table-cell office:value-type="float" office:value="699531000" calcext:value-type="float">
            <text:p>699531000</text:p>
          </table:table-cell>
          <table:table-cell office:value-type="float" office:value="694732000" calcext:value-type="float">
            <text:p>694732000</text:p>
          </table:table-cell>
          <table:table-cell office:value-type="float" office:value="698349000" calcext:value-type="float">
            <text:p>698349000</text:p>
          </table:table-cell>
          <table:table-cell office:value-type="float" office:value="696182000" calcext:value-type="float">
            <text:p>696182000</text:p>
          </table:table-cell>
          <table:table-cell office:value-type="float" office:value="755864000" calcext:value-type="float">
            <text:p>755864000</text:p>
          </table:table-cell>
          <table:table-cell office:value-type="float" office:value="755650000" calcext:value-type="float">
            <text:p>755650000</text:p>
          </table:table-cell>
          <table:table-cell office:value-type="float" office:value="755612000" calcext:value-type="float">
            <text:p>755612000</text:p>
          </table:table-cell>
          <table:table-cell office:value-type="float" office:value="755439000" calcext:value-type="float">
            <text:p>755439000</text:p>
          </table:table-cell>
          <table:table-cell office:value-type="float" office:value="756206000" calcext:value-type="float">
            <text:p>756206000</text:p>
          </table:table-cell>
          <table:table-cell office:value-type="float" office:value="755153000" calcext:value-type="float">
            <text:p>755153000</text:p>
          </table:table-cell>
          <table:table-cell office:value-type="float" office:value="755502000" calcext:value-type="float">
            <text:p>755502000</text:p>
          </table:table-cell>
          <table:table-cell office:value-type="float" office:value="755408000" calcext:value-type="float">
            <text:p>755408000</text:p>
          </table:table-cell>
          <table:table-cell office:value-type="float" office:value="755304000" calcext:value-type="float">
            <text:p>755304000</text:p>
          </table:table-cell>
          <table:table-cell office:value-type="float" office:value="755474000" calcext:value-type="float">
            <text:p>755474000</text:p>
          </table:table-cell>
          <table:table-cell office:value-type="float" office:value="756199000" calcext:value-type="float">
            <text:p>756199000</text:p>
          </table:table-cell>
          <table:table-cell office:value-type="float" office:value="755801000" calcext:value-type="float">
            <text:p>755801000</text:p>
          </table:table-cell>
          <table:table-cell office:value-type="float" office:value="755868000" calcext:value-type="float">
            <text:p>755868000</text:p>
          </table:table-cell>
          <table:table-cell office:value-type="float" office:value="755510000" calcext:value-type="float">
            <text:p>755510000</text:p>
          </table:table-cell>
          <table:table-cell office:value-type="float" office:value="756456000" calcext:value-type="float">
            <text:p>756456000</text:p>
          </table:table-cell>
          <table:table-cell office:value-type="float" office:value="756118000" calcext:value-type="float">
            <text:p>756118000</text:p>
          </table:table-cell>
          <table:table-cell office:value-type="float" office:value="755211000" calcext:value-type="float">
            <text:p>755211000</text:p>
          </table:table-cell>
          <table:table-cell office:value-type="float" office:value="756463000" calcext:value-type="float">
            <text:p>756463000</text:p>
          </table:table-cell>
          <table:table-cell office:value-type="float" office:value="755412000" calcext:value-type="float">
            <text:p>755412000</text:p>
          </table:table-cell>
          <table:table-cell office:value-type="float" office:value="755662000" calcext:value-type="float">
            <text:p>755662000</text:p>
          </table:table-cell>
          <table:table-cell office:value-type="float" office:value="755741000" calcext:value-type="float">
            <text:p>755741000</text:p>
          </table:table-cell>
          <table:table-cell office:value-type="float" office:value="755725000" calcext:value-type="float">
            <text:p>755725000</text:p>
          </table:table-cell>
          <table:table-cell office:value-type="float" office:value="755722000" calcext:value-type="float">
            <text:p>755722000</text:p>
          </table:table-cell>
          <table:table-cell office:value-type="float" office:value="755952000" calcext:value-type="float">
            <text:p>755952000</text:p>
          </table:table-cell>
          <table:table-cell office:value-type="float" office:value="756402000" calcext:value-type="float">
            <text:p>756402000</text:p>
          </table:table-cell>
          <table:table-cell office:value-type="float" office:value="766739000" calcext:value-type="float">
            <text:p>766739000</text:p>
          </table:table-cell>
          <table:table-cell office:value-type="float" office:value="766070000" calcext:value-type="float">
            <text:p>766070000</text:p>
          </table:table-cell>
          <table:table-cell office:value-type="float" office:value="766443000" calcext:value-type="float">
            <text:p>766443000</text:p>
          </table:table-cell>
          <table:table-cell office:value-type="float" office:value="766359000" calcext:value-type="float">
            <text:p>766359000</text:p>
          </table:table-cell>
          <table:table-cell office:value-type="float" office:value="766736000" calcext:value-type="float">
            <text:p>766736000</text:p>
          </table:table-cell>
          <table:table-cell office:value-type="float" office:value="765929000" calcext:value-type="float">
            <text:p>765929000</text:p>
          </table:table-cell>
          <table:table-cell office:value-type="float" office:value="766580000" calcext:value-type="float">
            <text:p>766580000</text:p>
          </table:table-cell>
          <table:table-cell office:value-type="float" office:value="766112000" calcext:value-type="float">
            <text:p>766112000</text:p>
          </table:table-cell>
          <table:table-cell office:value-type="float" office:value="766332000" calcext:value-type="float">
            <text:p>766332000</text:p>
          </table:table-cell>
          <table:table-cell office:value-type="float" office:value="766391000" calcext:value-type="float">
            <text:p>766391000</text:p>
          </table:table-cell>
          <table:table-cell office:value-type="float" office:value="766315000" calcext:value-type="float">
            <text:p>766315000</text:p>
          </table:table-cell>
          <table:table-cell office:value-type="float" office:value="766221000" calcext:value-type="float">
            <text:p>766221000</text:p>
          </table:table-cell>
          <table:table-cell office:value-type="float" office:value="766076000" calcext:value-type="float">
            <text:p>766076000</text:p>
          </table:table-cell>
          <table:table-cell office:value-type="float" office:value="766149000" calcext:value-type="float">
            <text:p>766149000</text:p>
          </table:table-cell>
          <table:table-cell office:value-type="float" office:value="765594000" calcext:value-type="float">
            <text:p>765594000</text:p>
          </table:table-cell>
          <table:table-cell office:value-type="float" office:value="766809000" calcext:value-type="float">
            <text:p>766809000</text:p>
          </table:table-cell>
          <table:table-cell office:value-type="float" office:value="766542000" calcext:value-type="float">
            <text:p>766542000</text:p>
          </table:table-cell>
          <table:table-cell office:value-type="float" office:value="766118000" calcext:value-type="float">
            <text:p>766118000</text:p>
          </table:table-cell>
          <table:table-cell office:value-type="float" office:value="766029000" calcext:value-type="float">
            <text:p>766029000</text:p>
          </table:table-cell>
          <table:table-cell office:value-type="float" office:value="766081000" calcext:value-type="float">
            <text:p>766081000</text:p>
          </table:table-cell>
          <table:table-cell office:value-type="float" office:value="766329000" calcext:value-type="float">
            <text:p>766329000</text:p>
          </table:table-cell>
          <table:table-cell office:value-type="float" office:value="766492000" calcext:value-type="float">
            <text:p>766492000</text:p>
          </table:table-cell>
          <table:table-cell office:value-type="float" office:value="765938000" calcext:value-type="float">
            <text:p>765938000</text:p>
          </table:table-cell>
          <table:table-cell office:value-type="float" office:value="766495000" calcext:value-type="float">
            <text:p>766495000</text:p>
          </table:table-cell>
          <table:table-cell office:value-type="float" office:value="766016000" calcext:value-type="float">
            <text:p>766016000</text:p>
          </table:table-cell>
          <table:table-cell table:number-columns-repeated="25" office:value-type="float" office:value="787379000" calcext:value-type="float">
            <text:p>787379000</text:p>
          </table:table-cell>
          <table:table-cell office:value-type="float" office:value="787545000" calcext:value-type="float">
            <text:p>78754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21:44.964681985</dc:date>
    <meta:editing-duration>P3DT22H17M41S</meta:editing-duration>
    <meta:editing-cycles>3</meta:editing-cycles>
    <meta:generator>LibreOffice/5.1.6.2$Linux_X86_64 LibreOffice_project/10m0$Build-2</meta:generator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08cm" svg:height="14.105cm" xlink:href=".." xlink:type="simple" chart:class="chart:line" chart:style-name="ch1">
        <chart:title svg:x="5.567cm" svg:y="0.418cm" chart:style-name="ch2">
          <text:p>zuck_small - simple merge (25/4) - max 7.875e+08</text:p>
        </chart:title>
        <chart:plot-area chart:style-name="ch3" table:cell-range-address="merge_obj.A3:merge_obj.CW3" svg:x="1.439cm" svg:y="1.479cm" svg:width="19.541cm" svg:height="11.363cm">
          <chartooo:coordinate-region svg:x="3.357cm" svg:y="1.6cm" svg:width="17.482cm" svg:height="10.24cm"/>
          <chart:axis chart:dimension="x" chart:name="primary-x" chart:style-name="ch4">
            <chart:title svg:x="10.252cm" svg:y="13.124cm" chart:style-name="ch5">
              <text:p>SA Iterations</text:p>
            </chart:title>
          </chart:axis>
          <chart:axis chart:dimension="y" chart:name="primary-y" chart:style-name="ch4">
            <chart:title svg:x="0.451cm" svg:y="8.342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CW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98383000">
                <text:p>698383000</text:p>
                <draw:g>
                  <svg:desc>merge_obj.A3:merge_obj.CW3</svg:desc>
                </draw:g>
              </table:table-cell>
              <table:table-cell office:value-type="float" office:value="699855000">
                <text:p>699855000</text:p>
              </table:table-cell>
              <table:table-cell office:value-type="float" office:value="700531000">
                <text:p>700531000</text:p>
              </table:table-cell>
              <table:table-cell office:value-type="float" office:value="698032000">
                <text:p>698032000</text:p>
              </table:table-cell>
              <table:table-cell office:value-type="float" office:value="696005000">
                <text:p>696005000</text:p>
              </table:table-cell>
              <table:table-cell office:value-type="float" office:value="701473000">
                <text:p>701473000</text:p>
              </table:table-cell>
              <table:table-cell office:value-type="float" office:value="696544000">
                <text:p>696544000</text:p>
              </table:table-cell>
              <table:table-cell office:value-type="float" office:value="695427000">
                <text:p>695427000</text:p>
              </table:table-cell>
              <table:table-cell office:value-type="float" office:value="698212000">
                <text:p>698212000</text:p>
              </table:table-cell>
              <table:table-cell office:value-type="float" office:value="699028000">
                <text:p>699028000</text:p>
              </table:table-cell>
              <table:table-cell office:value-type="float" office:value="695225000">
                <text:p>695225000</text:p>
              </table:table-cell>
              <table:table-cell office:value-type="float" office:value="697598000">
                <text:p>697598000</text:p>
              </table:table-cell>
              <table:table-cell office:value-type="float" office:value="698748000">
                <text:p>698748000</text:p>
              </table:table-cell>
              <table:table-cell office:value-type="float" office:value="696893000">
                <text:p>696893000</text:p>
              </table:table-cell>
              <table:table-cell office:value-type="float" office:value="697423000">
                <text:p>697423000</text:p>
              </table:table-cell>
              <table:table-cell office:value-type="float" office:value="697462000">
                <text:p>697462000</text:p>
              </table:table-cell>
              <table:table-cell office:value-type="float" office:value="696806000">
                <text:p>696806000</text:p>
              </table:table-cell>
              <table:table-cell office:value-type="float" office:value="698062000">
                <text:p>698062000</text:p>
              </table:table-cell>
              <table:table-cell office:value-type="float" office:value="696825000">
                <text:p>696825000</text:p>
              </table:table-cell>
              <table:table-cell office:value-type="float" office:value="701776000">
                <text:p>701776000</text:p>
              </table:table-cell>
              <table:table-cell office:value-type="float" office:value="696286000">
                <text:p>696286000</text:p>
              </table:table-cell>
              <table:table-cell office:value-type="float" office:value="699531000">
                <text:p>699531000</text:p>
              </table:table-cell>
              <table:table-cell office:value-type="float" office:value="694732000">
                <text:p>694732000</text:p>
              </table:table-cell>
              <table:table-cell office:value-type="float" office:value="698349000">
                <text:p>698349000</text:p>
              </table:table-cell>
              <table:table-cell office:value-type="float" office:value="696182000">
                <text:p>696182000</text:p>
              </table:table-cell>
              <table:table-cell office:value-type="float" office:value="755864000">
                <text:p>755864000</text:p>
              </table:table-cell>
              <table:table-cell office:value-type="float" office:value="755650000">
                <text:p>755650000</text:p>
              </table:table-cell>
              <table:table-cell office:value-type="float" office:value="755612000">
                <text:p>755612000</text:p>
              </table:table-cell>
              <table:table-cell office:value-type="float" office:value="755439000">
                <text:p>755439000</text:p>
              </table:table-cell>
              <table:table-cell office:value-type="float" office:value="756206000">
                <text:p>756206000</text:p>
              </table:table-cell>
              <table:table-cell office:value-type="float" office:value="755153000">
                <text:p>755153000</text:p>
              </table:table-cell>
              <table:table-cell office:value-type="float" office:value="755502000">
                <text:p>755502000</text:p>
              </table:table-cell>
              <table:table-cell office:value-type="float" office:value="755408000">
                <text:p>755408000</text:p>
              </table:table-cell>
              <table:table-cell office:value-type="float" office:value="755304000">
                <text:p>755304000</text:p>
              </table:table-cell>
              <table:table-cell office:value-type="float" office:value="755474000">
                <text:p>755474000</text:p>
              </table:table-cell>
              <table:table-cell office:value-type="float" office:value="756199000">
                <text:p>756199000</text:p>
              </table:table-cell>
              <table:table-cell office:value-type="float" office:value="755801000">
                <text:p>755801000</text:p>
              </table:table-cell>
              <table:table-cell office:value-type="float" office:value="755868000">
                <text:p>755868000</text:p>
              </table:table-cell>
              <table:table-cell office:value-type="float" office:value="755510000">
                <text:p>755510000</text:p>
              </table:table-cell>
              <table:table-cell office:value-type="float" office:value="756456000">
                <text:p>756456000</text:p>
              </table:table-cell>
              <table:table-cell office:value-type="float" office:value="756118000">
                <text:p>756118000</text:p>
              </table:table-cell>
              <table:table-cell office:value-type="float" office:value="755211000">
                <text:p>755211000</text:p>
              </table:table-cell>
              <table:table-cell office:value-type="float" office:value="756463000">
                <text:p>756463000</text:p>
              </table:table-cell>
              <table:table-cell office:value-type="float" office:value="755412000">
                <text:p>755412000</text:p>
              </table:table-cell>
              <table:table-cell office:value-type="float" office:value="755662000">
                <text:p>755662000</text:p>
              </table:table-cell>
              <table:table-cell office:value-type="float" office:value="755741000">
                <text:p>755741000</text:p>
              </table:table-cell>
              <table:table-cell office:value-type="float" office:value="755725000">
                <text:p>755725000</text:p>
              </table:table-cell>
              <table:table-cell office:value-type="float" office:value="755722000">
                <text:p>755722000</text:p>
              </table:table-cell>
              <table:table-cell office:value-type="float" office:value="755952000">
                <text:p>755952000</text:p>
              </table:table-cell>
              <table:table-cell office:value-type="float" office:value="756402000">
                <text:p>756402000</text:p>
              </table:table-cell>
              <table:table-cell office:value-type="float" office:value="766739000">
                <text:p>766739000</text:p>
              </table:table-cell>
              <table:table-cell office:value-type="float" office:value="766070000">
                <text:p>766070000</text:p>
              </table:table-cell>
              <table:table-cell office:value-type="float" office:value="766443000">
                <text:p>766443000</text:p>
              </table:table-cell>
              <table:table-cell office:value-type="float" office:value="766359000">
                <text:p>766359000</text:p>
              </table:table-cell>
              <table:table-cell office:value-type="float" office:value="766736000">
                <text:p>766736000</text:p>
              </table:table-cell>
              <table:table-cell office:value-type="float" office:value="765929000">
                <text:p>765929000</text:p>
              </table:table-cell>
              <table:table-cell office:value-type="float" office:value="766580000">
                <text:p>766580000</text:p>
              </table:table-cell>
              <table:table-cell office:value-type="float" office:value="766112000">
                <text:p>766112000</text:p>
              </table:table-cell>
              <table:table-cell office:value-type="float" office:value="766332000">
                <text:p>766332000</text:p>
              </table:table-cell>
              <table:table-cell office:value-type="float" office:value="766391000">
                <text:p>766391000</text:p>
              </table:table-cell>
              <table:table-cell office:value-type="float" office:value="766315000">
                <text:p>766315000</text:p>
              </table:table-cell>
              <table:table-cell office:value-type="float" office:value="766221000">
                <text:p>766221000</text:p>
              </table:table-cell>
              <table:table-cell office:value-type="float" office:value="766076000">
                <text:p>766076000</text:p>
              </table:table-cell>
              <table:table-cell office:value-type="float" office:value="766149000">
                <text:p>766149000</text:p>
              </table:table-cell>
              <table:table-cell office:value-type="float" office:value="765594000">
                <text:p>765594000</text:p>
              </table:table-cell>
              <table:table-cell office:value-type="float" office:value="766809000">
                <text:p>766809000</text:p>
              </table:table-cell>
              <table:table-cell office:value-type="float" office:value="766542000">
                <text:p>766542000</text:p>
              </table:table-cell>
              <table:table-cell office:value-type="float" office:value="766118000">
                <text:p>766118000</text:p>
              </table:table-cell>
              <table:table-cell office:value-type="float" office:value="766029000">
                <text:p>766029000</text:p>
              </table:table-cell>
              <table:table-cell office:value-type="float" office:value="766081000">
                <text:p>766081000</text:p>
              </table:table-cell>
              <table:table-cell office:value-type="float" office:value="766329000">
                <text:p>766329000</text:p>
              </table:table-cell>
              <table:table-cell office:value-type="float" office:value="766492000">
                <text:p>766492000</text:p>
              </table:table-cell>
              <table:table-cell office:value-type="float" office:value="765938000">
                <text:p>765938000</text:p>
              </table:table-cell>
              <table:table-cell office:value-type="float" office:value="766495000">
                <text:p>766495000</text:p>
              </table:table-cell>
              <table:table-cell office:value-type="float" office:value="766016000">
                <text:p>766016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379000">
                <text:p>787379000</text:p>
              </table:table-cell>
              <table:table-cell office:value-type="float" office:value="787545000">
                <text:p>78754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